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1665in" fo:margin-bottom="0.1665in"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609eabff-7fff-672f-1f6a-bc17b5e1d405"/>Ulysses is a book by James Joyce, published in 1922, and often seen as one of the most important works of modernist literature. The novel takes place in a single day in Dublin, and follows the lives of three characters: Leopold Bloom, Stephen Dedalus and Molly Bloom.</text:p>
      <text:p text:style-name="P1">The plot of Ulysses is difficult to summarize, as it is a series of what seems like disconnected events and stream-of-consciousness narration from the characters. However the novel is a retelling of Homer's epic poem, the Odyssey. Each chapter of the book is a different episode in Odysseus' journey.</text:p>
      <text:p text:style-name="P1">Leopold Bloom, who works as an advertising canvasser, is the main character of the novel, and much of the story revolves around his daily life and meetings with various people throughout the city. Stephen Dedalus, a young writer, serves as a foil to Leopold, giving us a more intellectual and philosophical perspective.</text:p>
      <text:p text:style-name="P1">One of the major themes of Ulysses is the search for meaning and connection in the modern world. Joyce uses a couple of literary techniques to write the characters' inner thoughts and experiences, from free indirect discourse to stream-of-consciousness narration. This way, Joyce explores the characters' struggles with isolation, alienation, and the loss of traditional values and structures.</text:p>
      <text:p text:style-name="P1">Another theme of the novel is the relationship between one person and society. Leopold and Stephen both struggle with their place in society, as they navigate Dublin's class and religion. The novel also talks about issues of gender and sexuality, especially through Molly Bloom's monologue in the final chapter, which is praised for its honest portrayal of a woman's sexuality.</text:p>
      <text:p text:style-name="P1">In addition to these themes, Ulysses is also famous for its experiments with form and language. Joyce's use of non-linear narratives, multiple perspectives, and invented words and phrases challenged notions of what a novel is and influenced generations of writers to.</text:p>
      <text:p text:style-name="P1">Overall, Ulysses is a complex and challenging work of literature that still captivates and inspires readers today. Its exploration of the human condition and its new approach to form and language have cemented its place as a masterpiece of modernist literature.</text:p>
      <text:p text:style-name="P2">(382 words)</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8" meta:word-count="350" meta:character-count="2195"/>
    <dc:date>2023-04-05T21:29:36.53</dc:date>
    <dc:creator>E H</dc:creator>
    <meta:generator>OpenOffice/4.1.13$Win32 OpenOffice.org_project/4113m1$Build-9810</meta:generator>
  </office:meta>
</office:document-meta>
</file>